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float" office:value="1">
            <text:p>001</text:p>
          </table:table-cell>
          <table:table-cell/>
          <table:table-cell table:style-name="ce3"/>
          <table:table-cell table:style-name="Default"/>
        </table:table-row>
        <table:table-row table:style-name="ro1">
          <table:table-cell office:value-type="float" office:value="2">
            <text:p>00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">
            <text:p>00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">
            <text:p>00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">
            <text:p>00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">
            <text:p>00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">
            <text:p>00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">
            <text:p>00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">
            <text:p>00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">
            <text:p>01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">
            <text:p>01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">
            <text:p>01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">
            <text:p>01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">
            <text:p>01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">
            <text:p>01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">
            <text:p>01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">
            <text:p>01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">
            <text:p>01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">
            <text:p>01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">
            <text:p>02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">
            <text:p>02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">
            <text:p>02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">
            <text:p>02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4">
            <text:p>02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5">
            <text:p>02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6">
            <text:p>02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7">
            <text:p>02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8">
            <text:p>02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9">
            <text:p>02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0">
            <text:p>03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1">
            <text:p>03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2">
            <text:p>03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3">
            <text:p>03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4">
            <text:p>03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5">
            <text:p>03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6">
            <text:p>03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7">
            <text:p>03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8">
            <text:p>03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39">
            <text:p>03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0">
            <text:p>04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1">
            <text:p>04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2">
            <text:p>04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3">
            <text:p>04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4">
            <text:p>04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5">
            <text:p>04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6">
            <text:p>04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7">
            <text:p>04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8">
            <text:p>04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49">
            <text:p>04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0">
            <text:p>05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1">
            <text:p>05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2">
            <text:p>05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3">
            <text:p>05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4">
            <text:p>05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5">
            <text:p>05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6">
            <text:p>05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7">
            <text:p>05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8">
            <text:p>05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59">
            <text:p>05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0">
            <text:p>06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1">
            <text:p>06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2">
            <text:p>06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3">
            <text:p>06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4">
            <text:p>06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5">
            <text:p>06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6">
            <text:p>06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7">
            <text:p>06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8">
            <text:p>06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69">
            <text:p>06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0">
            <text:p>07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1">
            <text:p>07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2">
            <text:p>07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3">
            <text:p>07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4">
            <text:p>07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5">
            <text:p>07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6">
            <text:p>07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7">
            <text:p>07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8">
            <text:p>07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79">
            <text:p>07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0">
            <text:p>08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1">
            <text:p>08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2">
            <text:p>08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3">
            <text:p>08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4">
            <text:p>08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5">
            <text:p>08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6">
            <text:p>08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7">
            <text:p>08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8">
            <text:p>08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89">
            <text:p>08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0">
            <text:p>09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1">
            <text:p>09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2">
            <text:p>09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3">
            <text:p>09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4">
            <text:p>09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5">
            <text:p>09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6">
            <text:p>09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7">
            <text:p>09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8">
            <text:p>09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99">
            <text:p>09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/>
          <table:table-cell office:value-type="string">
            <text:p> 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  <table:table-cell office:value-type="string">
            <text:p> 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10/17/2012</text:date>, <text:time>11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slie Gruen</meta:initial-creator>
    <meta:creation-date>2012-10-17T11:39:37.58</meta:creation-date>
    <dc:date>2012-10-17T11:57:02.66</dc:date>
    <dc:creator>Leslie Gruen</dc:creator>
    <meta:editing-duration>PT2M24S</meta:editing-duration>
    <meta:editing-cycles>3</meta:editing-cycles>
    <meta:generator>OpenOffice.org/3.3$Win32 OpenOffice.org_project/330m20$Build-9567</meta:generator>
    <meta:document-statistic meta:table-count="3" meta:cell-count="471" meta:object-count="0"/>
  </office:meta>
</office:document-meta>
</file>